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649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485cm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75cm" fo:min-width="2.5cm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cm" fo:min-width="0.026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716cm" fo:min-width="1.966cm" fo:padding-top="0.142cm" fo:padding-bottom="0.142cm" fo:padding-left="0.267cm" fo:padding-right="0.267cm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466cm" fo:min-width="0.966cm" fo:padding-top="0.142cm" fo:padding-bottom="0.142cm" fo:padding-left="0.267cm" fo:padding-right="0.267cm" loext:decorative="false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solid" draw:fill-color="#000000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10" style:family="graphic" style:parent-style-name="objectwithoutfill">
      <style:graphic-properties draw:stroke="dash" draw:stroke-dash="Dot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0.395cm" loext:decorative="false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816cm" fo:min-width="0.216cm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25cm" fo:min-width="0cm" fo:padding-top="0.142cm" fo:padding-bottom="0.142cm" fo:padding-left="0.267cm" fo:padding-right="0.26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444cm" loext:decorative="false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.026cm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466cm" fo:min-width="2.466cm" fo:padding-top="0.142cm" fo:padding-bottom="0.142cm" fo:padding-left="0.267cm" fo:padding-right="0.267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0.722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Liberation Mono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style:font-name="Liberation Mono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text-properties fo:color="#808080" loext:opacity="100%" fo:text-shadow="none"/>
    </style:style>
    <style:style style:name="P10" style:family="paragraph">
      <loext:graphic-properties draw:fill="none" draw:fill-color="#ffffff"/>
      <style:text-properties fo:color="#808080" loext:opacity="100%" style:font-name="Liberation Mono" fo:text-shadow="none"/>
    </style:style>
    <style:style style:name="P1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size="12pt" style:font-size-asian="12pt" style:font-size-complex="12pt"/>
    </style:style>
    <style:style style:name="T4" style:family="text">
      <style:text-properties style:font-name="Liberation Mono" fo:font-size="7pt" style:font-size-asian="7pt" style:font-size-complex="7pt"/>
    </style:style>
    <style:style style:name="T5" style:family="text">
      <style:text-properties fo:color="#808080" loext:opacity="100%" style:font-name="Liberation Mono" fo:text-shadow="none"/>
    </style:style>
    <style:style style:name="T6" style:family="text">
      <style:text-properties style:font-name="Liberation Mono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149cm" svg:height="0.725cm" svg:x="1.601cm" svg:y="14.025cm">
          <draw:text-box>
            <text:p><text:span text:style-name="T1">All FFs </text:span><text:span text:style-name="T1">are </text:span><text:span text:style-name="T1">connected </text:span><text:span text:style-name="T1">to CLK.</text:span></text:p>
          </draw:text-box>
        </draw:frame>
        <draw:frame draw:style-name="gr2" draw:text-style-name="P1" draw:layer="layout" svg:width="10.503cm" svg:height="0.725cm" svg:x="1.5cm" svg:y="14.75cm">
          <draw:text-box>
            <text:p><text:span text:style-name="T1">Elements highlighted in grey </text:span><text:span text:style-name="T1">are statically configured.</text:span></text:p>
          </draw:text-box>
        </draw:frame>
        <draw:custom-shape draw:style-name="gr3" draw:text-style-name="P2" draw:layer="layout" svg:width="3cm" svg:height="4cm" svg:x="11cm" svg:y="7.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cm" svg:y1="8cm" svg:x2="11cm" svg:y2="8cm">
          <text:p/>
        </draw:line>
        <draw:line draw:style-name="gr4" draw:text-style-name="P3" draw:layer="layout" svg:x1="10cm" svg:y1="9cm" svg:x2="11cm" svg:y2="9cm">
          <text:p/>
        </draw:line>
        <draw:line draw:style-name="gr4" draw:text-style-name="P3" draw:layer="layout" svg:x1="10cm" svg:y1="10cm" svg:x2="11cm" svg:y2="10cm">
          <text:p/>
        </draw:line>
        <draw:line draw:style-name="gr4" draw:text-style-name="P3" draw:layer="layout" svg:x1="10cm" svg:y1="11cm" svg:x2="11cm" svg:y2="11cm">
          <text:p/>
        </draw:line>
        <draw:frame draw:style-name="gr5" draw:text-style-name="P4" draw:layer="layout" svg:width="1.264cm" svg:height="0.971cm" svg:x="10.986cm" svg:y="10.529cm">
          <draw:text-box>
            <text:p><text:span text:style-name="T2">I0</text:span></text:p>
          </draw:text-box>
        </draw:frame>
        <draw:frame draw:style-name="gr5" draw:text-style-name="P4" draw:layer="layout" svg:width="1.264cm" svg:height="0.971cm" svg:x="10.986cm" svg:y="9.529cm">
          <draw:text-box>
            <text:p><text:span text:style-name="T2">I1</text:span></text:p>
          </draw:text-box>
        </draw:frame>
        <draw:frame draw:style-name="gr5" draw:text-style-name="P4" draw:layer="layout" svg:width="1.264cm" svg:height="0.971cm" svg:x="10.986cm" svg:y="8.5cm">
          <draw:text-box>
            <text:p><text:span text:style-name="T2">I2</text:span></text:p>
          </draw:text-box>
        </draw:frame>
        <draw:frame draw:style-name="gr5" draw:text-style-name="P4" draw:layer="layout" svg:width="1.264cm" svg:height="0.971cm" svg:x="10.986cm" svg:y="7.5cm">
          <draw:text-box>
            <text:p><text:span text:style-name="T2">I3</text:span></text:p>
          </draw:text-box>
        </draw:frame>
        <draw:frame draw:style-name="gr5" draw:text-style-name="P4" draw:layer="layout" svg:width="0.883cm" svg:height="0.971cm" svg:x="13.25cm" svg:y="7.529cm">
          <draw:text-box>
            <text:p><text:span text:style-name="T2">O</text:span></text:p>
          </draw:text-box>
        </draw:frame>
        <draw:line draw:style-name="gr4" draw:text-style-name="P3" draw:layer="layout" svg:x1="14cm" svg:y1="8cm" svg:x2="15cm" svg:y2="8cm">
          <text:p/>
        </draw:line>
        <draw:frame draw:style-name="gr5" draw:text-style-name="P4" draw:layer="layout" svg:width="2.026cm" svg:height="0.971cm" svg:x="11.5cm" svg:y="6.679cm">
          <draw:text-box>
            <text:p><text:span text:style-name="T2">L</text:span><text:span text:style-name="T2">U</text:span><text:span text:style-name="T2">T</text:span><text:span text:style-name="T2">4</text:span></text:p>
          </draw:text-box>
        </draw:frame>
        <draw:custom-shape draw:style-name="gr6" draw:text-style-name="P5" draw:layer="layout" svg:width="1cm" svg:height="0.25cm" draw:transform="rotate (-1.5707963267949) translate (10cm 10.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4" draw:text-style-name="P3" draw:layer="layout" svg:x1="9.25cm" svg:y1="10.75cm" svg:x2="9.75cm" svg:y2="10.75cm">
          <text:p/>
        </draw:line>
        <draw:line draw:style-name="gr4" draw:text-style-name="P3" draw:layer="layout" svg:x1="9cm" svg:y1="11.25cm" svg:x2="9.75cm" svg:y2="11.25cm">
          <text:p/>
        </draw:line>
        <draw:frame draw:style-name="gr5" draw:text-style-name="P4" draw:layer="layout" svg:width="1.264cm" svg:height="0.971cm" svg:x="18.236cm" svg:y="2cm">
          <draw:text-box>
            <text:p><text:span text:style-name="T2">CO</text:span></text:p>
          </draw:text-box>
        </draw:frame>
        <draw:frame draw:style-name="gr5" draw:text-style-name="P4" draw:layer="layout" svg:width="1.264cm" svg:height="0.971cm" svg:x="0.736cm" svg:y="11.5cm">
          <draw:text-box>
            <text:p><text:span text:style-name="T2">CI</text:span></text:p>
          </draw:text-box>
        </draw:frame>
        <draw:custom-shape draw:style-name="gr7" draw:text-style-name="P7" draw:layer="layout" svg:width="2.5cm" svg:height="1cm" svg:x="4.75cm" svg:y="4cm">
          <text:p text:style-name="P6"><text:span text:style-name="T2">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6cm" svg:y1="4cm" svg:x2="6cm" svg:y2="3cm">
          <text:p/>
        </draw:line>
        <draw:line draw:style-name="gr4" draw:text-style-name="P3" draw:layer="layout" svg:x1="5cm" svg:y1="5.5cm" svg:x2="5cm" svg:y2="5cm">
          <text:p/>
        </draw:line>
        <draw:line draw:style-name="gr4" draw:text-style-name="P3" draw:layer="layout" svg:x1="6cm" svg:y1="6cm" svg:x2="6cm" svg:y2="5cm">
          <text:p/>
        </draw:line>
        <draw:line draw:style-name="gr4" draw:text-style-name="P3" draw:layer="layout" svg:x1="7cm" svg:y1="5.5cm" svg:x2="7cm" svg:y2="5cm">
          <text:p/>
        </draw:line>
        <draw:custom-shape draw:style-name="gr8" draw:text-style-name="P7" draw:layer="layout" svg:width="1.5cm" svg:height="0.75cm" svg:x="3.5cm" svg:y="6cm">
          <text:p text:style-name="P6"><text:span text:style-name="T3">AND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75cm" svg:y1="12cm" svg:x2="3.75cm" svg:y2="6.75cm">
          <text:p/>
        </draw:line>
        <draw:line draw:style-name="gr4" draw:text-style-name="P3" draw:layer="layout" svg:x1="4.75cm" svg:y1="10cm" svg:x2="4.75cm" svg:y2="6.75cm">
          <text:p/>
        </draw:line>
        <draw:line draw:style-name="gr4" draw:text-style-name="P3" draw:layer="layout" svg:x1="4.25cm" svg:y1="6cm" svg:x2="4.25cm" svg:y2="5.5cm">
          <text:p/>
        </draw:line>
        <draw:line draw:style-name="gr4" draw:text-style-name="P3" draw:layer="layout" svg:x1="5cm" svg:y1="5.5cm" svg:x2="4.25cm" svg:y2="5.5cm">
          <text:p/>
        </draw:line>
        <draw:custom-shape draw:style-name="gr8" draw:text-style-name="P7" draw:layer="layout" svg:width="1.5cm" svg:height="0.75cm" svg:x="5.25cm" svg:y="6cm">
          <text:p text:style-name="P6"><text:span text:style-name="T3">AND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5cm" svg:y1="12cm" svg:x2="5.5cm" svg:y2="6.75cm">
          <text:p/>
        </draw:line>
        <draw:line draw:style-name="gr4" draw:text-style-name="P3" draw:layer="layout" svg:x1="6.5cm" svg:y1="9cm" svg:x2="6.5cm" svg:y2="6.75cm">
          <text:p/>
        </draw:line>
        <draw:custom-shape draw:style-name="gr8" draw:text-style-name="P7" draw:layer="layout" svg:width="1.5cm" svg:height="0.75cm" svg:x="7cm" svg:y="6cm">
          <text:p text:style-name="P6"><text:span text:style-name="T3">AND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25cm" svg:y1="10cm" svg:x2="7.25cm" svg:y2="6.75cm">
          <text:p/>
        </draw:line>
        <draw:line draw:style-name="gr4" draw:text-style-name="P3" draw:layer="layout" svg:x1="8.25cm" svg:y1="9cm" svg:x2="8.25cm" svg:y2="6.75cm">
          <text:p/>
        </draw:line>
        <draw:line draw:style-name="gr4" draw:text-style-name="P3" draw:layer="layout" svg:x1="7.75cm" svg:y1="5.5cm" svg:x2="7cm" svg:y2="5.5cm">
          <text:p/>
        </draw:line>
        <draw:line draw:style-name="gr4" draw:text-style-name="P3" draw:layer="layout" svg:x1="7.75cm" svg:y1="6cm" svg:x2="7.75cm" svg:y2="5.5cm">
          <text:p/>
        </draw:line>
        <draw:line draw:style-name="gr4" draw:text-style-name="P3" draw:layer="layout" svg:x1="2cm" svg:y1="8cm" svg:x2="10cm" svg:y2="8cm">
          <text:p/>
        </draw:line>
        <draw:line draw:style-name="gr4" draw:text-style-name="P3" draw:layer="layout" svg:x1="2cm" svg:y1="9cm" svg:x2="10cm" svg:y2="9cm">
          <text:p/>
        </draw:line>
        <draw:line draw:style-name="gr4" draw:text-style-name="P3" draw:layer="layout" svg:x1="2cm" svg:y1="10cm" svg:x2="10cm" svg:y2="10cm">
          <text:p/>
        </draw:line>
        <draw:line draw:style-name="gr4" draw:text-style-name="P3" draw:layer="layout" svg:x1="2cm" svg:y1="11.25cm" svg:x2="9cm" svg:y2="11.25cm">
          <text:p/>
        </draw:line>
        <draw:frame draw:style-name="gr5" draw:text-style-name="P4" draw:layer="layout" svg:width="1.264cm" svg:height="0.971cm" svg:x="0.736cm" svg:y="10.779cm">
          <draw:text-box>
            <text:p><text:span text:style-name="T2">I0</text:span></text:p>
          </draw:text-box>
        </draw:frame>
        <draw:frame draw:style-name="gr5" draw:text-style-name="P4" draw:layer="layout" svg:width="1.264cm" svg:height="0.971cm" svg:x="0.736cm" svg:y="9.479cm">
          <draw:text-box>
            <text:p><text:span text:style-name="T2">I1</text:span></text:p>
          </draw:text-box>
        </draw:frame>
        <draw:frame draw:style-name="gr5" draw:text-style-name="P4" draw:layer="layout" svg:width="1.264cm" svg:height="0.971cm" svg:x="0.736cm" svg:y="8.45cm">
          <draw:text-box>
            <text:p><text:span text:style-name="T2">I2</text:span></text:p>
          </draw:text-box>
        </draw:frame>
        <draw:frame draw:style-name="gr5" draw:text-style-name="P4" draw:layer="layout" svg:width="1.264cm" svg:height="0.971cm" svg:x="0.736cm" svg:y="7.45cm">
          <draw:text-box>
            <text:p><text:span text:style-name="T2">I3</text:span></text:p>
          </draw:text-box>
        </draw:frame>
        <draw:line draw:style-name="gr4" draw:text-style-name="P3" draw:layer="layout" svg:x1="9.25cm" svg:y1="12cm" svg:x2="9.25cm" svg:y2="10.75cm">
          <text:p/>
        </draw:line>
        <draw:line draw:style-name="gr4" draw:text-style-name="P3" draw:layer="layout" svg:x1="9.25cm" svg:y1="12cm" svg:x2="2cm" svg:y2="12cm">
          <text:p/>
        </draw:line>
        <draw:custom-shape draw:style-name="gr9" draw:text-style-name="P8" draw:layer="layout" svg:width="0.25cm" svg:height="0.25cm" svg:x="3.625cm" svg:y="1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5cm" svg:height="0.25cm" svg:x="5.379cm" svg:y="11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5cm" svg:height="0.25cm" svg:x="6.375cm" svg:y="8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5cm" svg:height="0.25cm" svg:x="8.129cm" svg:y="8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5cm" svg:height="0.25cm" svg:x="7.132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5cm" svg:height="0.25cm" svg:x="4.632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0cm" svg:y1="11.5cm" svg:x2="11.25cm" svg:y2="13cm">
          <text:p/>
        </draw:line>
        <draw:frame draw:style-name="gr5" draw:text-style-name="P10" draw:layer="layout" svg:width="2.788cm" svg:height="0.971cm" svg:x="10.212cm" svg:y="13cm">
          <draw:text-box>
            <text:p text:style-name="P9"><text:span text:style-name="T2">I0_MUX</text:span></text:p>
          </draw:text-box>
        </draw:frame>
        <draw:frame draw:style-name="gr11" draw:text-style-name="P4" draw:layer="layout" svg:width="0.895cm" svg:height="0.971cm" svg:x="17.855cm" svg:y="7.15cm">
          <draw:text-box>
            <text:p><text:span text:style-name="T2">O</text:span></text:p>
          </draw:text-box>
        </draw:frame>
        <draw:custom-shape draw:style-name="gr6" draw:text-style-name="P5" draw:layer="layout" svg:width="1cm" svg:height="0.25cm" draw:transform="rotate (-1.5707963267949) translate (17.1cm 7.6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4" draw:text-style-name="P3" draw:layer="layout" svg:x1="16.6cm" svg:y1="7.85cm" svg:x2="16.85cm" svg:y2="7.85cm">
          <text:p/>
        </draw:line>
        <draw:line draw:style-name="gr4" draw:text-style-name="P3" draw:layer="layout" svg:x1="14.5cm" svg:y1="8.35cm" svg:x2="16.25cm" svg:y2="8.35cm">
          <text:p/>
        </draw:line>
        <draw:custom-shape draw:style-name="gr12" draw:text-style-name="P2" draw:layer="layout" svg:width="0.75cm" svg:height="1.1cm" svg:x="15.75cm" svg:y="7.1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2" draw:layer="layout" svg:width="0.35cm" svg:height="0.252cm" draw:transform="rotate (1.5707963267949) translate (15.748cm 8.25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4" draw:text-style-name="P3" draw:layer="layout" svg:x1="15.25cm" svg:y1="7.74cm" svg:x2="15.5cm" svg:y2="7.74cm">
          <text:p/>
        </draw:line>
        <draw:line draw:style-name="gr4" draw:text-style-name="P3" draw:layer="layout" svg:x1="18.6cm" svg:y1="8.1cm" svg:x2="17.1cm" svg:y2="8.1cm">
          <text:p/>
        </draw:line>
        <draw:line draw:style-name="gr10" draw:text-style-name="P3" draw:layer="layout" svg:x1="16.5cm" svg:y1="8.529cm" svg:x2="17.25cm" svg:y2="10cm">
          <text:p/>
        </draw:line>
        <draw:frame draw:style-name="gr5" draw:text-style-name="P10" draw:layer="layout" svg:width="2.788cm" svg:height="0.971cm" svg:x="15.912cm" svg:y="10.029cm">
          <draw:text-box>
            <text:p text:style-name="P9"><text:span text:style-name="T2">U</text:span><text:span text:style-name="T2">S</text:span><text:span text:style-name="T2">E</text:span><text:span text:style-name="T2">_</text:span><text:span text:style-name="T2">F</text:span><text:span text:style-name="T2">F</text:span></text:p>
          </draw:text-box>
        </draw:frame>
        <draw:custom-shape draw:style-name="gr14" draw:text-style-name="P5" draw:layer="layout" svg:width="0.5cm" svg:height="0.5cm" svg:x="14.273cm" svg:y="6.25cm">
          <text:p text:style-name="P6"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0.944cm" svg:height="0.526cm" svg:x="14.056cm" svg:y="6.25cm">
          <draw:text-box>
            <text:p><text:span text:style-name="T4">0/1</text:span></text:p>
          </draw:text-box>
        </draw:frame>
        <draw:custom-shape draw:style-name="gr16" draw:text-style-name="P2" draw:layer="layout" svg:width="1cm" svg:height="0.25cm" draw:transform="rotate (-1.5707963267949) translate (15.25cm 7.2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4" draw:text-style-name="P3" draw:layer="layout" svg:x1="19cm" svg:y1="3cm" svg:x2="6cm" svg:y2="3cm">
          <text:p/>
        </draw:line>
        <draw:line draw:style-name="gr4" draw:text-style-name="P3" draw:layer="layout" svg:x1="14.5cm" svg:y1="7.5cm" svg:x2="15cm" svg:y2="7.5cm">
          <text:p/>
        </draw:line>
        <draw:line draw:style-name="gr4" draw:text-style-name="P3" draw:layer="layout" svg:x1="14.5cm" svg:y1="7.5cm" svg:x2="14.5cm" svg:y2="6.75cm">
          <text:p/>
        </draw:line>
        <draw:line draw:style-name="gr10" draw:text-style-name="P3" draw:layer="layout" svg:x1="14.9cm" svg:y1="6.25cm" svg:x2="15.4cm" svg:y2="5.75cm">
          <text:p/>
        </draw:line>
        <draw:frame draw:style-name="gr17" draw:text-style-name="P10" draw:layer="layout" svg:width="3.75cm" svg:height="0.971cm" svg:x="13.7cm" svg:y="4.85cm">
          <draw:text-box>
            <text:p text:style-name="P9"><text:span text:style-name="T5">SR_VALUE</text:span></text:p>
          </draw:text-box>
        </draw:frame>
        <draw:line draw:style-name="gr4" draw:text-style-name="P3" draw:layer="layout" svg:x1="14.5cm" svg:y1="8.35cm" svg:x2="14.5cm" svg:y2="8cm">
          <text:p/>
        </draw:line>
        <draw:line draw:style-name="gr4" draw:text-style-name="P3" draw:layer="layout" svg:x1="15.14cm" svg:y1="8.12cm" svg:x2="15.14cm" svg:y2="13cm">
          <text:p/>
        </draw:line>
        <draw:line draw:style-name="gr4" draw:text-style-name="P3" draw:layer="layout" svg:x1="2cm" svg:y1="13cm" svg:x2="15.14cm" svg:y2="13cm">
          <text:p/>
        </draw:line>
        <draw:frame draw:style-name="gr5" draw:text-style-name="P4" draw:layer="layout" svg:width="1.264cm" svg:height="0.971cm" svg:x="0.736cm" svg:y="12.5cm">
          <draw:text-box>
            <text:p><text:span text:style-name="T2">SR</text:span></text:p>
          </draw:text-box>
        </draw:frame>
        <draw:frame draw:style-name="gr18" draw:text-style-name="P11" draw:layer="layout" svg:width="1.384cm" svg:height="0.963cm" svg:x="14.039cm" svg:y="9.155cm">
          <draw:text-box>
            <text:p>SR</text:p>
          </draw:text-box>
        </draw:frame>
        <draw:frame draw:style-name="gr5" draw:text-style-name="P4" draw:layer="layout" svg:width="0.842cm" svg:height="0.573cm" svg:x="15.553cm" svg:y="7.092cm">
          <draw:text-box>
            <text:p><text:span text:style-name="T6">EN</text:span></text:p>
          </draw:text-box>
        </draw:frame>
        <draw:frame draw:style-name="gr5" draw:text-style-name="P4" draw:layer="layout" svg:width="1.264cm" svg:height="0.971cm" svg:x="0.486cm" svg:y="13.75cm">
          <draw:text-box>
            <text:p><text:span text:style-name="T2">EN</text:span></text:p>
          </draw:text-box>
        </draw:frame>
        <draw:custom-shape draw:style-name="gr19" draw:text-style-name="P5" draw:layer="layout" svg:width="3cm" svg:height="0.75cm" svg:x="11cm" svg:y="11.5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2.026cm" svg:height="0.972cm" svg:x="11.5cm" svg:y="11.425cm">
          <draw:text-box>
            <text:p><text:span text:style-name="T5">IN</text:span><text:span text:style-name="T5">I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2:54:22.520665873</meta:creation-date>
    <dc:date>2026-01-26T15:33:30.087029246</dc:date>
    <meta:editing-duration>PT1H24M11S</meta:editing-duration>
    <meta:editing-cycles>74</meta:editing-cycles>
    <meta:generator>LibreOffice/25.2.3.2$Linux_X86_64 LibreOffice_project/520$Build-2</meta:generator>
    <meta:document-statistic meta:object-count="82"/>
  </office:meta>
</office:document-meta>
</file>